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4.9375in" fo:margin-left="-0.0104in" table:align="left" style:writing-mode="lr-tb"/>
    </style:style>
    <style:style style:name="Table1.A" style:family="table-column">
      <style:table-column-properties style:column-width="2.8535in"/>
    </style:style>
    <style:style style:name="Table1.B" style:family="table-column">
      <style:table-column-properties style:column-width="2.0833in"/>
    </style:style>
    <style:style style:name="Table1.1" style:family="table-row">
      <style:table-row-properties style:min-row-height="0.1771in" fo:keep-together="auto"/>
    </style:style>
    <style:style style:name="Table1.A1" style:family="table-cell">
      <style:table-cell-properties style:vertical-align="middle" fo:padding="0.0104in" fo:border="none"/>
    </style:style>
    <style:style style:name="Table1.2" style:family="table-row">
      <style:table-row-properties style:min-row-height="0.2188in" fo:keep-together="auto"/>
    </style:style>
    <style:style style:name="Table1.3" style:family="table-row">
      <style:table-row-properties fo:keep-together="auto"/>
    </style:style>
    <style:style style:name="Table2" style:family="table">
      <style:table-properties style:width="6.5625in" fo:margin-left="-0.0104in" table:align="left" style:writing-mode="lr-tb"/>
    </style:style>
    <style:style style:name="Table2.A" style:family="table-column">
      <style:table-column-properties style:column-width="5.4903in"/>
    </style:style>
    <style:style style:name="Table2.B" style:family="table-column">
      <style:table-column-properties style:column-width="1.0715in"/>
    </style:style>
    <style:style style:name="Table2.1" style:family="table-row">
      <style:table-row-properties fo:keep-together="auto"/>
    </style:style>
    <style:style style:name="Table2.A1" style:family="table-cell">
      <style:table-cell-properties style:vertical-align="middle" fo:padding="0.0104in" fo:border="none"/>
    </style:style>
    <style:style style:name="Table3" style:family="table">
      <style:table-properties style:width="6.5625in" fo:margin-left="-0.0104in" table:align="left" style:writing-mode="lr-tb"/>
    </style:style>
    <style:style style:name="Table3.A" style:family="table-column">
      <style:table-column-properties style:column-width="5.4257in"/>
    </style:style>
    <style:style style:name="Table3.B" style:family="table-column">
      <style:table-column-properties style:column-width="1.1361in"/>
    </style:style>
    <style:style style:name="Table3.1" style:family="table-row">
      <style:table-row-properties fo:keep-together="auto"/>
    </style:style>
    <style:style style:name="Table3.A1" style:family="table-cell">
      <style:table-cell-properties style:vertical-align="middle" fo:padding="0.0104in" fo:border="none"/>
    </style:style>
    <style:style style:name="P1" style:family="paragraph" style:parent-style-name="Standard">
      <style:text-properties style:font-name="Times New Roman" fo:font-size="12pt" style:font-name-asian="Times New Roman1" style:font-size-asian="12pt" style:font-name-complex="Times New Roman1" style:font-size-complex="12pt"/>
    </style:style>
    <style:style style:name="P2" style:family="paragraph" style:parent-style-name="Standard">
      <style:text-properties fo:color="#4f81bd" style:font-name="Cambria" fo:font-size="12pt" fo:font-weight="bold" style:font-size-asian="12pt" style:font-weight-asian="bold" style:font-name-complex="F" style:font-size-complex="12pt" style:font-weight-complex="bold"/>
    </style:style>
    <style:style style:name="P3" style:family="paragraph" style:parent-style-name="Standard">
      <style:paragraph-properties fo:margin-top="0.0193in" fo:margin-bottom="0.0193in" fo:line-height="100%"/>
    </style:style>
    <style:style style:name="P4" style:family="paragraph" style:parent-style-name="Standard">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P5" style:family="paragraph" style:parent-style-name="Standard" style:master-page-name="Standard">
      <style:paragraph-properties fo:margin-top="0.0193in" fo:margin-bottom="0.0193in" fo:line-height="100%" style:page-number="auto" fo:break-before="page"/>
    </style:style>
    <style:style style:name="P6" style:family="paragraph" style:parent-style-name="Standard" style:master-page-name="Standard">
      <style:paragraph-properties fo:margin-top="0.0193in" fo:margin-bottom="0.0193in" fo:line-height="100%" style:page-number="auto" fo:break-before="page"/>
    </style:style>
    <style:style style:name="P7" style:family="paragraph" style:parent-style-name="Standard">
      <style:paragraph-properties fo:margin-top="0in" fo:margin-bottom="0in" fo:line-height="100%"/>
    </style:style>
    <style:style style:name="P8" style:family="paragraph" style:parent-style-name="Standard">
      <style:paragraph-properties fo:margin-top="0in" fo:margin-bottom="0in" fo:line-height="100%" fo:text-align="center" style:justify-single-word="false"/>
    </style:style>
    <style:style style:name="P9" style:family="paragraph" style:parent-style-name="Standard">
      <style:paragraph-properties fo:margin-top="0in" fo:margin-bottom="0in" style:line-height-at-least="0.0626in"/>
    </style:style>
    <style:style style:name="P10" style:family="paragraph" style:parent-style-name="Standard">
      <style:paragraph-properties fo:margin-top="0in" fo:margin-bottom="0in" style:line-height-at-least="0in" fo:text-align="center" style:justify-single-word="false"/>
    </style:style>
    <style:style style:name="P11" style:family="paragraph" style:parent-style-name="Standard">
      <style:paragraph-properties fo:margin-top="0in" fo:margin-bottom="0in" fo:line-height="100%"/>
      <style:text-properties style:font-name="Times New Roman" fo:font-size="10pt" style:font-name-asian="Times New Roman1" style:font-size-asian="10pt" style:font-name-complex="Times New Roman1" style:font-size-complex="10pt"/>
    </style:style>
    <style:style style:name="P12" style:family="paragraph" style:parent-style-name="Standard">
      <style:paragraph-properties fo:margin-top="0in" fo:margin-bottom="0in" fo:line-height="100%"/>
      <style:text-properties style:font-name="Times New Roman" fo:font-size="12pt" style:font-name-asian="Times New Roman1" style:font-size-asian="12pt" style:font-name-complex="Times New Roman1" style:font-size-complex="12pt"/>
    </style:style>
    <style:style style:name="P13" style:family="paragraph" style:parent-style-name="Heading_20_2">
      <style:paragraph-properties fo:margin-top="0.0193in" fo:margin-bottom="0.0193in" fo:line-height="100%"/>
    </style:style>
    <style:style style:name="P14" style:family="paragraph" style:parent-style-name="Heading_20_2">
      <style:paragraph-properties fo:break-before="page"/>
    </style:style>
    <style:style style:name="P15" style:family="paragraph" style:parent-style-name="Heading_20_1" style:master-page-name="Standard">
      <style:paragraph-properties style:page-number="auto" fo:break-before="page"/>
    </style:style>
    <style:style style:name="P16" style:family="paragraph" style:parent-style-name="List_20_Paragraph">
      <style:paragraph-properties fo:margin-top="0.0193in" fo:margin-bottom="0.0193in" fo:line-height="100%"/>
    </style:style>
    <style:style style:name="P17" style:family="paragraph" style:parent-style-name="List_20_Paragraph" style:list-style-name="WWNum1">
      <style:paragraph-properties fo:margin-top="0.0193in" fo:margin-bottom="0.0193in" fo:line-height="100%"/>
    </style:style>
    <style:style style:name="P18" style:family="paragraph" style:parent-style-name="List_20_Paragraph" style:list-style-name="WWNum1"/>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T3" style:family="text">
      <style:text-properties style:font-name="Times New Roman" fo:font-size="10pt" style:font-name-asian="Times New Roman1" style:font-size-asian="10pt" style:font-name-complex="Times New Roman1" style:font-size-complex="10pt"/>
    </style:style>
    <style:style style:name="T4" style:family="text">
      <style:text-properties style:font-name="Times New Roman" fo:font-size="10pt" fo:font-weight="bold" style:font-name-asian="Times New Roman1" style:font-size-asian="10pt" style:font-weight-asian="bold" style:font-name-complex="Times New Roman1" style:font-size-complex="10pt" style:font-weight-complex="bold"/>
    </style:style>
    <style:style style:name="T5" style:family="text">
      <style:text-properties fo:font-size="11pt" style:font-size-asian="11pt" style:font-size-complex="11pt"/>
    </style:style>
    <style:style style:name="T6" style:family="text">
      <style:text-properties fo:font-size="11pt" fo:font-style="italic" style:font-size-asian="11pt" style:font-style-asian="italic" style:font-size-complex="11pt" style:font-style-complex="italic"/>
    </style:style>
    <style:style style:name="T7" style:family="text">
      <style:text-properties fo:font-style="italic" style:font-style-asian="italic" style:font-style-complex="italic"/>
    </style:style>
    <style:style style:name="T8" style:family="text">
      <style:text-properties fo:font-size="12pt" style:font-size-asian="12pt" style:font-size-complex="12pt"/>
    </style:style>
    <style:style style:name="T9" style:family="text">
      <style:text-properties style:font-name-complex="F"/>
    </style:style>
    <style:style style:name="T10" style:family="text">
      <style:text-properties fo:font-size="10pt" style:font-size-asian="10pt" style:font-size-complex="10pt"/>
    </style:style>
    <style:style style:name="T11" style:family="text">
      <style:text-properties fo:color="#6666cc" style:font-name="Times New Roman" fo:font-size="13.5pt" fo:font-weight="bold" style:font-name-asian="Times New Roman1" style:font-size-asian="13.5pt" style:font-weight-asian="bold" style:font-name-complex="Times New Roman1" style:font-weight-complex="bold"/>
    </style:style>
    <style:style style:name="T12" style:family="text">
      <style:text-properties fo:color="#6666cc" style:font-name="Arial1" fo:font-size="13.5pt" fo:font-weight="bold" style:font-name-asian="Times New Roman1" style:font-size-asian="13.5pt" style:font-weight-asian="bold" style:font-name-complex="Arial2" style:font-weight-complex="bold"/>
    </style:style>
    <style:style style:name="T13" style:family="text">
      <style:text-properties fo:color="#9b2505" style:font-name="Times New Roman" fo:font-size="10pt" fo:font-weight="bold" style:font-name-asian="Times New Roman1" style:font-size-asian="10pt" style:font-weight-asian="bold" style:font-name-complex="Times New Roman1" style:font-weight-complex="bold"/>
    </style:style>
    <style:style style:name="T14" style:family="text">
      <style:text-properties fo:color="#9b2505" style:font-name="Arial1" fo:font-size="10pt" fo:font-weight="bold" style:font-name-asian="Times New Roman1" style:font-size-asian="10pt" style:font-weight-asian="bold" style:font-name-complex="Arial2" style:font-weight-complex="bold"/>
    </style:style>
    <style:style style:name="T15" style:family="text">
      <style:text-properties fo:color="#000000" style:font-name="Times New Roman" fo:font-size="10pt" fo:font-weight="bold" style:font-name-asian="Times New Roman1" style:font-size-asian="10pt" style:font-weight-asian="bold" style:font-name-complex="Times New Roman1" style:font-weight-complex="bold"/>
    </style:style>
    <style:style style:name="T16" style:family="text">
      <style:text-properties fo:color="#000000" style:font-name="Arial1" fo:font-size="10pt" fo:font-weight="bold" style:font-name-asian="Times New Roman1" style:font-size-asian="10pt" style:font-weight-asian="bold" style:font-name-complex="Arial2" style:font-weight-complex="bold"/>
    </style:style>
    <style:style style:name="T17" style:family="text">
      <style:text-properties style:font-name="Arial1" fo:font-size="10pt" style:font-name-asian="Times New Roman1" style:font-size-asian="10pt" style:font-name-complex="Arial2" style:font-size-complex="10pt"/>
    </style:style>
    <style:style style:name="T18" style:family="text">
      <style:text-properties style:font-name="Arial1" fo:font-size="10pt" fo:font-weight="bold" style:font-name-asian="Times New Roman1" style:font-size-asian="10pt" style:font-weight-asian="bold" style:font-name-complex="Arial2"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3"><text:span text:style-name="T1">Week 6 Reading</text:span></text:p>
      <text:p text:style-name="P3"><text:span text:style-name="T1">Congratulations on successfully completing 5 weeks of the course! This week you'll need to concentrate on completing your Tripping Tim Final Project. Keep adding value to your sketches and the final animation, applying what you've learned through the weeks and incorporating the suggestions provided by your peers. Try to do your best for the final submission.</text:span></text:p>
      <text:p text:style-name="P3"><text:span text:style-name="T1">Complete the following reading early in the week:</text:span></text:p>
      <text:p text:style-name="P3"><text:span text:style-name="T2">Week 6</text:span><text:span text:style-name="T1"> online lectures.</text:span></text:p>
      <text:p text:style-name="P3"><text:span text:style-name="T1">Week 6 Assignments Overview </text:span></text:p>
      <table:table table:name="Table1" table:style-name="Table1">
        <table:table-column table:style-name="Table1.A"/>
        <table:table-column table:style-name="Table1.B"/>
        <table:table-row table:style-name="Table1.1">
          <table:table-cell table:style-name="Table1.A1" office:value-type="string">
            <text:p text:style-name="P7"><text:span text:style-name="T2">Assignment Summary: Week 6</text:span></text:p>
          </table:table-cell>
          <table:table-cell table:style-name="Table1.A1" office:value-type="string">
            <text:p text:style-name="P8"><text:span text:style-name="T2">Due Date</text:span><text:span text:style-name="T1"> </text:span></text:p>
          </table:table-cell>
        </table:table-row>
        <table:table-row table:style-name="Table1.2">
          <table:table-cell table:style-name="Table1.A1" office:value-type="string">
            <text:p text:style-name="P7"><text:span text:style-name="T2">Assignment 1: </text:span><text:span text:style-name="T1">Observation and Discussion</text:span></text:p>
          </table:table-cell>
          <table:table-cell table:style-name="Table1.A1" office:value-type="string">
            <text:p text:style-name="P8"><text:span text:style-name="T2">Friday, September 26, 2008</text:span><text:span text:style-name="T1"> </text:span></text:p>
          </table:table-cell>
        </table:table-row>
        <table:table-row table:style-name="Table1.3">
          <table:table-cell table:style-name="Table1.A1" office:value-type="string">
            <text:p text:style-name="P9"><text:span text:style-name="T2">Assignment 2: </text:span><text:span text:style-name="T1">Tripping Tim Final Project: Staging Tim</text:span></text:p>
          </table:table-cell>
          <table:table-cell table:style-name="Table1.A1" office:value-type="string">
            <text:p text:style-name="P10"><text:span text:style-name="T2">Saturday, September 27, 2008</text:span><text:span text:style-name="T1"> </text:span></text:p>
          </table:table-cell>
        </table:table-row>
      </table:table>
      <text:p text:style-name="P3"><text:span text:style-name="T1">Using the navigation on the left, please proceed to the next page.</text:span></text:p>
      <text:h text:style-name="P15" text:outline-level="1">Other Types of Animation</text:h>
      <text:p text:style-name="Normal_20__28_Web_29_"><text:span text:style-name="T5">In previous weeks you've learned about cel animation—the most extensively used technique for 2D animation. The other techniques used in the industry are clay animation, cut-out animation, limited animation, and stop motion animation. Unlike cel animation where movement is dependent on hand-drawn sketches, these techniques involve moving models or armatures manually (think of a puppet show!) and capturing each movement using a camera.</text:span></text:p>
      <text:p text:style-name="Normal_20__28_Web_29_"><text:span text:style-name="T5">From a functionality point of view these model animation techniques are similar; only the material used for the model is different. Though cel animation is preferred because it is easy to use and provides smooth actions, model animation has its own appeal and fan-following. Audiences viewed this new form of animation as a break from the techniques used by Disney. And modeling appealed to studios because of the low-production costs involved. In the following lectures we'll take a closer look at the techniques of model animation.</text:span></text:p>
      <text:p text:style-name="Standard">Learning Outcomes:<text:line-break/>Utilize the computer as a production tool to capture and register hand drawings.</text:p>
      <text:p text:style-name="Standard">Explore:<text:line-break/>Claymation: http://www.animateclay.com/<text:line-break/>StopMotion Animation: http://www.stopmotionfilm.de/englisch/<text:line-break/>CutOut Animation: <text:a xlink:type="simple" xlink:href="http://www.aifweb.com/animation/cutout_anim/cutout_animation.html">http://www.aifweb.com/animation/cutout_anim/cutout_animation.html</text:a></text:p>
      <text:h text:style-name="Heading_20_2" text:outline-level="2"><text:span text:style-name="T5">Stop Motion Animation</text:span></text:h>
      <text:p text:style-name="Normal_20__28_Web_29_"><text:span text:style-name="T5">Stop motion involves modeling characters and objects out of clay, plastic, rubber, or metal, moving the required parts of the character in very small increments, and capturing each move using a digital camera. When the captured sequence of shots is played in continuous progression, the character seems to be moving on its own. Stop motion animation is also called "motion-capture" animation or "performance animation."</text:span></text:p>
      <text:p text:style-name="Normal_20__28_Web_29_"><text:span text:style-name="T5">In the past, a movie camera was used to capture the moves of a character, and had to be started and stopped to capture each frame—that's how the technique was named! Today the digital camera helps capture the moves and run the frames in parallel on a computer.</text:span></text:p>
      <text:p text:style-name="Normal_20__28_Web_29_"><text:span text:style-name="T5">The quality of stop motion animation is not as smooth as cel animation; it works in halted progression. Watching a Stop motion animation is like watching the subsequent frames of an animation in halted progression. Stop motion technology is used in claymation, cut-out animation, and limited animation.</text:span></text:p>
      <text:p text:style-name="Normal_20__28_Web_29_"><text:span text:style-name="T5">Some popular examples of stop motion animation are: the Oscar-winning movie </text:span><text:span text:style-name="T6">Gerald McBoing Boing</text:span><text:span text:style-name="T5">, the television series </text:span><text:span text:style-name="T6">The Rocky and Bullwinkle Show</text:span><text:span text:style-name="T5">, and the more recent movie </text:span><text:span text:style-name="T6">The Lord of the Rings</text:span><text:span text:style-name="T5">.</text:span></text:p>
      <text:p text:style-name="Normal_20__28_Web_29_"><text:span text:style-name="T5">Explore:<text:line-break/>Stop Motion Animation: </text:span><text:a xlink:type="simple" xlink:href="http://pharosproductions.com/aosma/smhome.html"><text:span text:style-name="T5">http://pharosproductions.com/aosma/smhome.html</text:span></text:a></text:p>
      <text:p text:style-name="P1"/>
      <text:h text:style-name="P14" text:outline-level="2">Clay Animation: Sculptures Brought to Life </text:h>
      <text:p text:style-name="Normal_20__28_Web_29_">The technique of capturing subsequent moves of a clay armature is called clay animation or "claymation." Like in cel animation, claymation artists start by drawing the characters suited for the story at hand. Then a clay model for each character is built by creating wireframe armature—fixing hinges at the joints and enveloping the structure in clay (leaving the joints uncovered). The models include multiple perspectives of a character and its accessories. Some popular examples of claymation are Nick Park's <text:span text:style-name="T7">Rat and The Beanstalk </text:span>and Will Vinton's <text:span text:style-name="T7">Closed Mondays</text:span>, and the movie <text:span text:style-name="T7">Chicken Run</text:span>. Television commercials use claymation characters too; <text:span text:style-name="T7">The California Raisins</text:span> are a great example.</text:p>
      <text:h text:style-name="Heading_20_2" text:outline-level="2"><text:span text:style-name="T8">Claymation Tools and Accessories</text:span></text:h>
      <text:p text:style-name="Normal_20__28_Web_29_">The basic armature of a clay model is created with aluminum wires, and plasticine is used for the clay covering. Today there are a variety of clay tools that help you model the character by letting you shape, roughen, smooth, and taper the model. <text:s/>While the individual parts of a character are all drawn in cel animation, the parts of a claymation model are made of assorted materials. For example eyes are created with plastic ball bearings and painted; colored, hard clay forms the lips. In addition props such as an umbrella or a sword also need to be sculpted using proper materials. The backgrounds for claymation constitute everything from painted cardboard boxes to wallpaper on real walls.</text:p>
      <text:h text:style-name="Heading_20_2" text:outline-level="2"><text:span text:style-name="T8">Modern Techniques</text:span></text:h>
      <text:p text:style-name="Normal_20__28_Web_29_">In the early days of claymation, creating lip sync movements with dialogs was a meticulous task, and the results were not always satisfactory because of flaws in the lip models. Again, advances in technology have eliminated this problem to a great extent. Software programs such as Stop Motion Pro help create realistic lip movements by using techniques like "morphing".</text:p>
      <text:p text:style-name="Normal_20__28_Web_29_">Explore Clay Animation: <text:line-break/><text:a xlink:type="simple" xlink:href="http://mag.awn.com/issue8.03/8.03clips/Harvey_Krumpet.mov">http://mag.awn.com/issue8.03/8.03clips/Harvey_Krumpet.mov</text:a><text:line-break/><text:a xlink:type="simple" xlink:href="http://www.jlf.com/clay_anm.html">http://www.jlf.com/clay_anm.html</text:a></text:p>
      <text:p text:style-name="P2"/>
      <text:h text:style-name="P14" text:outline-level="2">Cut-out Animation</text:h>
      <text:p text:style-name="Normal_20__28_Web_29_">Cut-out animation involves creating cardboard cut-outs of the characters to be animated. As in claymation each increment is captured by a camera as an individual frame. The movie <text:span text:style-name="T7">Humorous Phases of Funny Faces</text:span> (1906) which we discussed in <text:span text:style-name="T9">Week 1</text:span> is a landmark in cut-out animation, where part of the movement was achieved by capturing chalk drawings and part by capturing moving cut-outs. <text:s/>At times in cut-out animation, artists create cut-outs of individual parts of the body. This enables the artists to use a combination of different head and hand positions on the same body. This technique is both cost-effective and involves less labor, as the entire body doesn't have to be drawn for each frame. Software programs today help create animations similar to the traditional cut-out style.</text:p>
      <text:h text:style-name="Heading_20_2" text:outline-level="2"><text:span text:style-name="T8">Limited Animation</text:span></text:h>
      <text:p text:style-name="Normal_20__28_Web_29_">Limited animation uses symbols and limited details and movements to communicate an idea. The technique started as an attempt to reduce the high-production costs involved in the realistic mode of animations. The characters and objects in limited animation are drawn on cels, but unlike in cel animation the cels are reused. The animator draws the basic structure of a character only once, keeps it as a static cel, and draws the parts required for animation—such as the arms or legs—on separate layers over the static cel. This also helps minimize the number of frames per second—accounting to less than 12 frames per second! The rough motion caused by the reduced number of frames is compensated by powerful drawings, exceptionally dramatic camera angles, verbal humor and interesting dialogs, and voice talents such as modulations to suit an emotion. <text:s/>Limited animation works best for low-budget productions such as a CBT designed for training purposes. Of course like all other animations modern limited animation is more technology-aided.</text:p>
      <text:h text:style-name="Heading_20_1" text:outline-level="1">Course Conclusion</text:h>
      <text:p text:style-name="text"><text:span text:style-name="T5">This course in 2D animation has taken you on a long journey—from the days of Thaumatrope, Zeotrope, and the traditional flipbook, to a high-fidelity creation process involving the use of specialized animation software. The scope of 2D animation is immense, and the more you research the subject the more awed you'll be by its various transition phases, the unique techniques used by various studios, and the secrets of the trade. Through the lectures of this course we tried to give you an overview of the genesis and evolution of 2D animation, as well as the established techniques of creating animations. You've learned about the most prevalent 2D animation technique, cel-animation, in detail, and also about labor-intensive techniques such as stop motion animation. Use this knowledge to identify your areas of interest, and try to build expertise in these areas.</text:span></text:p>
      <text:p text:style-name="Normal_20__28_Web_29_"><text:span text:style-name="T5">Remember that the path to success lies in the constant endeavor to succeed. In one word, "Practice!" The more you practice the faster you'll succeed. So continue your efforts: interact with people in the industry, visit studios, keep up with the latest developments, and share your thoughts and ides with your classmates. All the best!</text:span></text:p>
      <text:h text:style-name="P13" text:outline-level="2"><text:span text:style-name="T1">Congratulations! Once you have completed this week's assignments, you have completed the course. Best of luck with your further studies. </text:span></text:h>
      <text:p text:style-name="P5"><text:span text:style-name="T11">Assignment 1: Observation and Discussion</text:span></text:p>
      <text:p text:style-name="P3"><text:span text:style-name="T3">By </text:span><text:span text:style-name="T4">Friday, September 26, 2008</text:span><text:span text:style-name="T3">, reflect on your drawings of the last five weeks. Post what you consider to be your best series of drawings to the </text:span><text:span text:style-name="T4">Discussion Area</text:span><text:span text:style-name="T3"> and give your reasons for your choice. Respond to the drawings of two of your classmates and discuss them in terms of the material you studied in class. Zip your Virtual handbook and post it to the </text:span><text:span text:style-name="T4">W6: Assignment 1 Dropbox</text:span><text:span text:style-name="T3">. </text:span></text:p>
      <text:p text:style-name="P3"><text:span text:style-name="T3">By </text:span><text:span text:style-name="T4">Friday, September 26, 2008, </text:span><text:span text:style-name="T3">respond to the discussion questions assigned to you by the facilitator. Submit your responses to the appropriate </text:span><text:span text:style-name="T4">Discussion Area</text:span><text:span text:style-name="T3">. Start reviewing and responding to your classmates as early in the week as possible.</text:span></text:p>
      <table:table table:name="Table2" table:style-name="Table2">
        <table:table-column table:style-name="Table2.A"/>
        <table:table-column table:style-name="Table2.B"/>
        <table:table-row table:style-name="Table2.1">
          <table:table-cell table:style-name="Table2.A1" office:value-type="string">
            <text:p text:style-name="P7"><text:span text:style-name="T4">Assignment 1 Grading Criteria</text:span></text:p>
          </table:table-cell>
          <table:table-cell table:style-name="Table2.A1" office:value-type="string">
            <text:p text:style-name="P8"><text:span text:style-name="T4">Maximum Points</text:span><text:span text:style-name="T3"> </text:span></text:p>
          </table:table-cell>
        </table:table-row>
        <table:table-row table:style-name="Table2.1">
          <table:table-cell table:style-name="Table2.A1" office:value-type="string">
            <text:p text:style-name="P7"><text:span text:style-name="T4">For the Virtual Handbook:</text:span></text:p>
          </table:table-cell>
          <table:table-cell table:style-name="Table2.A1" office:value-type="string">
            <text:p text:style-name="P11"/>
          </table:table-cell>
        </table:table-row>
        <table:table-row table:style-name="Table2.1">
          <table:table-cell table:style-name="Table2.A1" office:value-type="string">
            <text:p text:style-name="P7"><text:span text:style-name="T3">Incorporated suggestions; the sketches created in the later weeks look better.</text:span></text:p>
          </table:table-cell>
          <table:table-cell table:style-name="Table2.A1" office:value-type="string">
            <text:p text:style-name="P8"><text:span text:style-name="T3">4 </text:span></text:p>
          </table:table-cell>
        </table:table-row>
        <table:table-row table:style-name="Table2.1">
          <table:table-cell table:style-name="Table2.A1" office:value-type="string">
            <text:p text:style-name="P7"><text:span text:style-name="T3">Clearly depicted the essence of the situation.</text:span></text:p>
          </table:table-cell>
          <table:table-cell table:style-name="Table2.A1" office:value-type="string">
            <text:p text:style-name="P8"><text:span text:style-name="T3">8 </text:span></text:p>
          </table:table-cell>
        </table:table-row>
        <table:table-row table:style-name="Table2.1">
          <table:table-cell table:style-name="Table2.A1" office:value-type="string">
            <text:p text:style-name="P7"><text:span text:style-name="T3">Provided details commensurate with the time spent in drawing the sketches.</text:span></text:p>
          </table:table-cell>
          <table:table-cell table:style-name="Table2.A1" office:value-type="string">
            <text:p text:style-name="P8"><text:span text:style-name="T3">4 </text:span></text:p>
          </table:table-cell>
        </table:table-row>
        <table:table-row table:style-name="Table2.1">
          <table:table-cell table:style-name="Table2.A1" office:value-type="string">
            <text:p text:style-name="P3"><text:span text:style-name="T4">For the Discussion:</text:span></text:p>
          </table:table-cell>
          <table:table-cell table:style-name="Table2.A1" office:value-type="string">
            <text:p text:style-name="P11"/>
          </table:table-cell>
        </table:table-row>
        <table:table-row table:style-name="Table2.1">
          <table:table-cell table:style-name="Table2.A1" office:value-type="string">
            <text:p text:style-name="P7"><text:span text:style-name="T3">Participated in discussion with class and provided useful feedback and comments.</text:span></text:p>
          </table:table-cell>
          <table:table-cell table:style-name="Table2.A1" office:value-type="string">
            <text:p text:style-name="P8"><text:span text:style-name="T3">4 </text:span></text:p>
          </table:table-cell>
        </table:table-row>
        <table:table-row table:style-name="Table2.1">
          <table:table-cell table:style-name="Table2.A1" office:value-type="string">
            <text:p text:style-name="P7"><text:span text:style-name="T3">Demonstrated the ability to think innovatively.</text:span></text:p>
          </table:table-cell>
          <table:table-cell table:style-name="Table2.A1" office:value-type="string">
            <text:p text:style-name="P8"><text:span text:style-name="T3">4 </text:span></text:p>
          </table:table-cell>
        </table:table-row>
        <table:table-row table:style-name="Table2.1">
          <table:table-cell table:style-name="Table2.A1" office:value-type="string">
            <text:p text:style-name="P7"><text:span text:style-name="T3">Justified the answers with appropriate reasons.</text:span></text:p>
          </table:table-cell>
          <table:table-cell table:style-name="Table2.A1" office:value-type="string">
            <text:p text:style-name="P8"><text:span text:style-name="T3">8 </text:span></text:p>
          </table:table-cell>
        </table:table-row>
        <table:table-row table:style-name="Table2.1">
          <table:table-cell table:style-name="Table2.A1" office:value-type="string">
            <text:p text:style-name="P7"><text:span text:style-name="T3">Suggested techniques/tools are correct, and include the source of information.</text:span></text:p>
          </table:table-cell>
          <table:table-cell table:style-name="Table2.A1" office:value-type="string">
            <text:p text:style-name="P8"><text:span text:style-name="T3">4 </text:span></text:p>
          </table:table-cell>
        </table:table-row>
        <table:table-row table:style-name="Table2.1">
          <table:table-cell table:style-name="Table2.A1" office:value-type="string">
            <text:p text:style-name="P7"><text:span text:style-name="T3">Provided examples and sketches where required.</text:span></text:p>
          </table:table-cell>
          <table:table-cell table:style-name="Table2.A1" office:value-type="string">
            <text:p text:style-name="P8"><text:span text:style-name="T3">8 </text:span></text:p>
          </table:table-cell>
        </table:table-row>
        <table:table-row table:style-name="Table2.1">
          <table:table-cell table:style-name="Table2.A1" office:value-type="string">
            <text:p text:style-name="P7"><text:span text:style-name="T4">Total:</text:span></text:p>
          </table:table-cell>
          <table:table-cell table:style-name="Table2.A1" office:value-type="string">
            <text:p text:style-name="P8"><text:span text:style-name="T4">44</text:span><text:span text:style-name="T3"> </text:span></text:p>
          </table:table-cell>
        </table:table-row>
      </table:table>
      <text:p text:style-name="P3"><text:span text:style-name="T13">For assistance with any problems you may have when completing this assignment—OR—to offer your assistance to classmates, please use the </text:span><text:span text:style-name="T15">Problems and Solutions Discussion</text:span><text:span text:style-name="T13"> area located through the left side navigation link. </text:span></text:p>
      <text:p text:style-name="P3"><text:span text:style-name="T13">Answer questions 1 and 5</text:span></text:p>
      <text:list xml:id="list38341972" text:style-name="WWNum1">
        <text:list-item>
          <text:p text:style-name="P18"><text:span text:style-name="T10">Search the Web to track how technology has changed since the times of traditional animation. Perform a survey on the new tools and techniques available for any particular method of animation (excluding cel animation) that can help a novice artist using that method.</text:span></text:p>
        </text:list-item>
        <text:list-item>
          <text:p text:style-name="P18"><text:span text:style-name="T10">When smoothness reigned as a significant characteristic in animations, why do you think stop motion animation came to be accepted? Comment on the lip syncing of the characters in stop motion films versus those in cel animation, giving examples.</text:span></text:p>
        </text:list-item>
        <text:list-item>
          <text:p text:style-name="P18"><text:span text:style-name="T10">Can a 3D effect be generated in an animation using the cut-out technique? If yes, how? If no, why? Use quick sketches to supplement your responses.</text:span></text:p>
        </text:list-item>
        <text:list-item>
          <text:p text:style-name="P18"><text:span text:style-name="T10">How effectively do you think principles of animation can be used in claymation animations? Supplement your analysis with examples.</text:span></text:p>
        </text:list-item>
        <text:list-item>
          <text:p text:style-name="P17"><text:span text:style-name="T3">We have completed this course on 2D animation. Share your experiences with the class. Do you think this course has met your expectations? What did you like best about the course. Suggest areas of improvement.</text:span></text:p>
        </text:list-item>
      </text:list>
      <text:p text:style-name="P16"><text:span text:style-name="T3"/></text:p>
      <text:p text:style-name="P16"><text:span text:style-name="T3"/></text:p>
      <text:p text:style-name="P16"><text:span text:style-name="T3"/></text:p>
      <text:p text:style-name="P5"><text:span text:style-name="T12">Assignment 2: Tripping Tim Final Project and Virtual Handbook </text:span></text:p>
      <text:p text:style-name="P3"><text:span text:style-name="T17">By </text:span><text:span text:style-name="T18">Saturday, September 27, 2008, </text:span><text:span text:style-name="T17">of this week post the .mov file of your project "Tripping Tim" to this </text:span><text:span text:style-name="T18">Discussion Area</text:span><text:span text:style-name="T17">. Make sure that the file contains the complete animated sequence of Tim against the background of the story. Also zip your Virtual Handbook containing all sketches created in this course, and post it along with the animation. Remember to incorporate the suggestions given by your classmates and facilitator in the previous weeks.</text:span></text:p>
      <table:table table:name="Table3" table:style-name="Table3">
        <table:table-column table:style-name="Table3.A"/>
        <table:table-column table:style-name="Table3.B"/>
        <table:table-row table:style-name="Table3.1">
          <table:table-cell table:style-name="Table3.A1" office:value-type="string">
            <text:p text:style-name="P7"><text:span text:style-name="T2">Assignment 2 Grading Criteria</text:span></text:p>
          </table:table-cell>
          <table:table-cell table:style-name="Table3.A1" office:value-type="string">
            <text:p text:style-name="P8"><text:span text:style-name="T2">Maximum Points</text:span><text:span text:style-name="T1"> </text:span></text:p>
          </table:table-cell>
        </table:table-row>
        <table:table-row table:style-name="Table3.1">
          <table:table-cell table:style-name="Table3.A1" office:value-type="string">
            <text:p text:style-name="P7"><text:span text:style-name="T1">Created smooth animations.</text:span></text:p>
          </table:table-cell>
          <table:table-cell table:style-name="Table3.A1" office:value-type="string">
            <text:p text:style-name="P8"><text:span text:style-name="T1">8 </text:span></text:p>
          </table:table-cell>
        </table:table-row>
        <table:table-row table:style-name="Table3.1">
          <table:table-cell table:style-name="Table3.A1" office:value-type="string">
            <text:p text:style-name="P7"><text:span text:style-name="T1">Clearly designed the entire sequence of the story.</text:span></text:p>
          </table:table-cell>
          <table:table-cell table:style-name="Table3.A1" office:value-type="string">
            <text:p text:style-name="P8"><text:span text:style-name="T1">12 </text:span></text:p>
          </table:table-cell>
        </table:table-row>
        <table:table-row table:style-name="Table3.1">
          <table:table-cell table:style-name="Table3.A1" office:value-type="string">
            <text:p text:style-name="P3"><text:span text:style-name="T2">For the discussion</text:span></text:p>
          </table:table-cell>
          <table:table-cell table:style-name="Table3.A1" office:value-type="string">
            <text:p text:style-name="P12"/>
          </table:table-cell>
        </table:table-row>
        <table:table-row table:style-name="Table3.1">
          <table:table-cell table:style-name="Table3.A1" office:value-type="string">
            <text:p text:style-name="P7"><text:span text:style-name="T1">Actively participated in the discussions and provided meaningful comments.</text:span></text:p>
          </table:table-cell>
          <table:table-cell table:style-name="Table3.A1" office:value-type="string">
            <text:p text:style-name="P8"><text:span text:style-name="T1">8 </text:span></text:p>
          </table:table-cell>
        </table:table-row>
        <table:table-row table:style-name="Table3.1">
          <table:table-cell table:style-name="Table3.A1" office:value-type="string">
            <text:p text:style-name="P7"><text:span text:style-name="T1">Actively participated in the Problems and Solutions discussion forum.</text:span></text:p>
          </table:table-cell>
          <table:table-cell table:style-name="Table3.A1" office:value-type="string">
            <text:p text:style-name="P8"><text:span text:style-name="T1">4 </text:span></text:p>
          </table:table-cell>
        </table:table-row>
        <table:table-row table:style-name="Table3.1">
          <table:table-cell table:style-name="Table3.A1" office:value-type="string">
            <text:p text:style-name="P7"><text:span text:style-name="T2">Total:</text:span></text:p>
          </table:table-cell>
          <table:table-cell table:style-name="Table3.A1" office:value-type="string">
            <text:p text:style-name="P8"><text:span text:style-name="T2">32</text:span><text:span text:style-name="T1"> </text:span></text:p>
          </table:table-cell>
        </table:table-row>
      </table:table>
      <text:p text:style-name="P3"><text:span text:style-name="T14">For assistance with any problems you may have when completing this assignment—OR—to offer your assistance to classmates, please use the </text:span><text:span text:style-name="T16">Problems and Solutions Discussion</text:span><text:span text:style-name="T14"> area located through the left side navigation link. </text:span></text:p>
      <text:p text:style-name="P3"><text:span text:style-name="T3"/></text:p>
      <text:p text:style-name="P3"><text:span text:style-name="T3"/></text:p>
      <text:p text:style-name="P3"><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Standard" style:next-style-name="Text_20_body" style:default-outline-level="2" style:class="text">
      <style:paragraph-properties fo:margin-top="0.139in" fo:margin-bottom="0in"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Heading_20_1" style:display-name="Heading 1" style:family="paragraph" style:parent-style-name="Standard" style:next-style-name="Text_20_body" style:default-outline-level="1" style:list-style-name="" style:class="text">
      <style:paragraph-properties fo:margin-top="0.3335in" fo:margin-bottom="0in"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Normal_20__28_Web_29_" style:display-name="Normal (Web)"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text"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List_20_Paragraph" style:display-name="List Paragraph" style:family="paragraph" style:parent-style-name="Standard" style:default-outline-level="">
      <style:paragraph-properties fo:margin="100%" fo:margin-left="0.5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M30S</meta:editing-duration>
    <meta:editing-cycles>5</meta:editing-cycles>
    <meta:generator>LibreOffice/3.5$Windows_x86 LibreOffice_project/7122e39-92ed229-498d286-15e43b4-d70da21</meta:generator>
    <dc:date>2012-11-05T18:21:29.86</dc:date>
    <meta:document-statistic meta:table-count="3" meta:image-count="0" meta:object-count="0" meta:page-count="6" meta:paragraph-count="86" meta:word-count="1868" meta:character-count="12036" meta:non-whitespace-character-count="10229"/>
    <meta:user-defined meta:name="Info 1"/>
    <meta:user-defined meta:name="Info 2"/>
    <meta:user-defined meta:name="Info 3"/>
    <meta:user-defined meta:name="Info 4"/>
  </office:meta>
</office:document-meta>
</file>